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sqlEmbeddedDatabaseConfigurer.getInstanc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HsqlEmbeddedDatabaseConfigurer.configureConnectionProperties( ConnectionProperties properties , String databas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HsqlEmbeddedDatabaseConfigurer.HsqlEmbeddedDatabaseConfigurer( Class &lt; ? extends Driver &gt; driver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